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 style:list-style-name="L1">
      <style:paragraph-properties>
        <style:tab-stops/>
      </style:paragraph-properties>
      <style:text-properties style:font-name="Helvetica"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zeMode Beta Version History</text:p>
      <text:p text:style-name="P1"/>
      <text:p text:style-name="P3">V1.00-dev1 (12/10/2010):</text:p>
      <text:p text:style-name="P2">New Features<text:span text:style-name="T1">:</text:span></text:p>
      <text:list xml:id="list59952360" text:style-name="L1">
        <text:list-item>
          <text:p text:style-name="P5">Initial beta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ahnell</meta:initial-creator>
    <dc:creator>Eric Ahnell</dc:creator>
    <meta:creation-date>2010-01-29T10:09:00</meta:creation-date>
    <dc:date>2010-12-10T14:25:52</dc:date>
    <meta:generator>OpenOffice.org/3.2$Unix OpenOffice.org_project/320m18$Build-9502</meta:generator>
    <meta:editing-duration>PT06H02M22S</meta:editing-duration>
    <meta:editing-cycles>155</meta:editing-cycles>
    <dc:title>Mazer5D Version History</dc:title>
    <meta:document-statistic meta:table-count="0" meta:image-count="0" meta:object-count="0" meta:page-count="1" meta:paragraph-count="4" meta:word-count="12" meta:character-count="88"/>
  </office:meta>
</office:document-meta>
</file>